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/>
    </style:style>
    <style:style style:name="P2" style:family="paragraph" style:parent-style-name="Standard">
      <style:paragraph-properties fo:text-align="center" style:justify-single-word="false"/>
      <style:text-properties fo:color="#000000" style:font-name="Consolas" fo:font-size="13pt" style:text-underline-style="solid" style:text-underline-width="auto" style:text-underline-color="font-color" fo:font-weight="bold" officeooo:rsid="001cb11d" officeooo:paragraph-rsid="001cb11d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fo:font-size="9.5pt" style:text-underline-style="solid" style:text-underline-width="auto" style:text-underline-color="font-color" fo:font-weight="bold" officeooo:rsid="00250d92" style:font-size-asian="8.30000019073486pt" style:font-weight-asian="bold" style:font-size-complex="9.5pt" style:font-weight-complex="bold"/>
    </style:style>
    <style:style style:name="P4" style:family="paragraph" style:parent-style-name="Standard">
      <style:text-properties officeooo:paragraph-rsid="001e2e9f"/>
    </style:style>
    <style:style style:name="P5" style:family="paragraph" style:parent-style-name="Standard">
      <style:text-properties fo:color="#0000ff" style:font-name="Consolas" fo:font-size="9.5pt" style:font-size-asian="9.5pt"/>
    </style:style>
    <style:style style:name="P6" style:family="paragraph" style:parent-style-name="Standard">
      <style:text-properties fo:color="#0000ff" style:font-name="Consolas" fo:font-size="9.5pt" officeooo:paragraph-rsid="002658d6" style:font-size-asian="9.5pt"/>
    </style:style>
    <style:style style:name="P7" style:family="paragraph" style:parent-style-name="Standard">
      <style:paragraph-properties fo:text-align="center" style:justify-single-word="false"/>
      <style:text-properties fo:color="#0000ff" style:font-name="Consolas" fo:font-size="9.5pt" style:font-size-asian="9.5pt"/>
    </style:style>
    <style:style style:name="P8" style:family="paragraph" style:parent-style-name="Standard">
      <style:text-properties fo:color="#000000" style:font-name="Consolas" fo:font-size="9.5pt" officeooo:paragraph-rsid="002658d6" style:font-size-asian="9.5pt"/>
    </style:style>
    <style:style style:name="P9" style:family="paragraph" style:parent-style-name="Standard">
      <style:text-properties officeooo:paragraph-rsid="002658d6"/>
    </style:style>
    <style:style style:name="T1" style:family="text">
      <style:text-properties fo:color="#0000ff" style:font-name="Consolas" fo:font-size="9.5pt" style:font-size-asian="9.5pt"/>
    </style:style>
    <style:style style:name="T2" style:family="text">
      <style:text-properties fo:color="#0000ff" style:font-name="Consolas" fo:font-size="9.5pt" officeooo:rsid="001cb11d" style:font-size-asian="9.5pt"/>
    </style:style>
    <style:style style:name="T3" style:family="text">
      <style:text-properties fo:color="#000000" style:font-name="Consolas" fo:font-size="9.5pt" style:font-size-asian="9.5pt"/>
    </style:style>
    <style:style style:name="T4" style:family="text">
      <style:text-properties fo:color="#000000" style:font-name="Consolas" fo:font-size="9.5pt" officeooo:rsid="001cb11d" style:font-size-asian="9.5pt"/>
    </style:style>
    <style:style style:name="T5" style:family="text">
      <style:text-properties fo:color="#000000" style:font-name="Consolas" fo:font-size="9.5pt" officeooo:rsid="001e2e9f" style:font-size-asian="9.5pt"/>
    </style:style>
    <style:style style:name="T6" style:family="text">
      <style:text-properties fo:color="#808080" style:font-name="Consolas" fo:font-size="9.5pt" style:font-size-asian="9.5pt"/>
    </style:style>
    <style:style style:name="T7" style:family="text">
      <style:text-properties fo:color="#ff0000" style:font-name="Consolas" fo:font-size="9.5pt" style:font-size-asian="9.5pt"/>
    </style:style>
    <style:style style:name="T8" style:family="text">
      <style:text-properties fo:color="#ff0000" style:font-name="Consolas" fo:font-size="9.5pt" officeooo:rsid="001cb11d" style:font-size-asian="9.5pt"/>
    </style:style>
    <style:style style:name="T9" style:family="text">
      <style:text-properties fo:color="#ff00ff" style:font-name="Consolas" fo:font-size="9.5pt" style:font-size-asian="9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><text:span text:style-name="T1">create</text:span><text:span text:style-name="T3"> </text:span><text:span text:style-name="T1">PROCEDURE</text:span><text:span text:style-name="T3"> wstawPracownika</text:span></text:p>
      <text:p text:style-name="Standard"><text:span text:style-name="T3"><text:s text:c="8"/>@Imie </text:span><text:span text:style-name="T1">varchar</text:span><text:span text:style-name="T6">(</text:span><text:span text:style-name="T3">20</text:span><text:span text:style-name="T6">),</text:span></text:p>
      <text:p text:style-name="Standard"><text:span text:style-name="T3"><text:tab/><text:tab/>@</text:span><text:span text:style-name="T4">N</text:span><text:span text:style-name="T3">azwisko </text:span><text:span text:style-name="T1">varchar</text:span><text:span text:style-name="T6">(</text:span><text:span text:style-name="T3">20</text:span><text:span text:style-name="T6">)</text:span></text:p>
      <text:p text:style-name="Standard"><text:span text:style-name="T3"><text:tab/></text:span><text:span text:style-name="T1">AS</text:span></text:p>
      <text:p text:style-name="Standard"><text:span text:style-name="T3"><text:s text:c="8"/></text:span><text:span text:style-name="T1">if</text:span><text:span text:style-name="T3"> </text:span><text:span text:style-name="T6">not</text:span><text:span text:style-name="T3"> </text:span><text:span text:style-name="T6">exists</text:span><text:span text:style-name="T1"> </text:span><text:span text:style-name="T6">(</text:span><text:span text:style-name="T1">select</text:span><text:span text:style-name="T3"> </text:span><text:span text:style-name="T6">*</text:span><text:span text:style-name="T3"> </text:span><text:span text:style-name="T1">from</text:span><text:span text:style-name="T3"> Pracownik </text:span><text:span text:style-name="T1">where</text:span><text:span text:style-name="T3"> Imie</text:span><text:span text:style-name="T6">=</text:span><text:span text:style-name="T3">@Imie </text:span><text:span text:style-name="T6">and</text:span><text:span text:style-name="T3"> Nazwisko</text:span><text:span text:style-name="T6">=</text:span><text:span text:style-name="T3">@Nazwisko</text:span><text:span text:style-name="T6">)</text:span></text:p>
      <text:p text:style-name="Standard"><text:span text:style-name="T3"><text:s text:c="16"/></text:span><text:span text:style-name="T1">insert</text:span><text:span text:style-name="T3"> </text:span><text:span text:style-name="T1">into</text:span><text:span text:style-name="T3"> Pracownik </text:span><text:span text:style-name="T1">values</text:span><text:span text:style-name="T6">(</text:span><text:span text:style-name="T3">@Imie</text:span><text:span text:style-name="T6">,</text:span><text:span text:style-name="T3"> @Nazwisko</text:span><text:span text:style-name="T6">)</text:span></text:p>
      <text:p text:style-name="Standard"><text:span text:style-name="T3"><text:s text:c="8"/></text:span><text:span text:style-name="T1">else</text:span></text:p>
      <text:p text:style-name="Standard"><text:span text:style-name="T3"><text:s text:c="16"/></text:span><text:span text:style-name="T1">raiserror </text:span><text:span text:style-name="T6">(</text:span><text:span text:style-name="T7">'Jest juz taki pracownik'</text:span><text:span text:style-name="T6">,</text:span><text:span text:style-name="T3"> 11</text:span><text:span text:style-name="T6">,</text:span><text:span text:style-name="T3">1</text:span><text:span text:style-name="T6">)</text:span></text:p>
      <text:p text:style-name="P1"/>
      <text:p text:style-name="P1"/>
      <text:p text:style-name="P1"/>
      <text:p text:style-name="Standard"><text:span text:style-name="T1">create</text:span><text:span text:style-name="T3"> </text:span><text:span text:style-name="T1">procedure</text:span><text:span text:style-name="T3"> sprawdzPracownika</text:span></text:p>
      <text:p text:style-name="Standard"><text:span text:style-name="T3"><text:s text:c="8"/>@</text:span><text:span text:style-name="T5">I</text:span><text:span text:style-name="T3">mie </text:span><text:span text:style-name="T1">varchar</text:span><text:span text:style-name="T6">(</text:span><text:span text:style-name="T3">20</text:span><text:span text:style-name="T6">),</text:span></text:p>
      <text:p text:style-name="Standard"><text:span text:style-name="T3"><text:tab/><text:tab/>@</text:span><text:span text:style-name="T5">N</text:span><text:span text:style-name="T3">azwisko </text:span><text:span text:style-name="T1">varchar</text:span><text:span text:style-name="T6">(</text:span><text:span text:style-name="T3">20</text:span><text:span text:style-name="T6">)</text:span></text:p>
      <text:p text:style-name="P5">as</text:p>
      <text:p text:style-name="Standard"><text:span text:style-name="T1">begin</text:span><text:span text:style-name="T3"> </text:span><text:span text:style-name="T1">try</text:span></text:p>
      <text:p text:style-name="Standard"><text:span text:style-name="T3"><text:s text:c="8"/></text:span><text:span text:style-name="T1">exec</text:span><text:span text:style-name="T3"> wstawPracownika</text:span><text:span text:style-name="T1"> </text:span><text:span text:style-name="T3">@</text:span><text:span text:style-name="T5">I</text:span><text:span text:style-name="T3">mie</text:span><text:span text:style-name="T6">,</text:span><text:span text:style-name="T3"> @</text:span><text:span text:style-name="T5">N</text:span><text:span text:style-name="T3">azwisko</text:span></text:p>
      <text:p text:style-name="Standard"><text:span text:style-name="T3"><text:s text:c="8"/></text:span><text:span text:style-name="T1">print</text:span><text:span text:style-name="T3"> </text:span><text:span text:style-name="T7">' wstawilem wierszy: '</text:span><text:span text:style-name="T3"> </text:span><text:span text:style-name="T6">+</text:span><text:span text:style-name="T3"> </text:span><text:span text:style-name="T9">cast</text:span><text:span text:style-name="T6">(</text:span><text:span text:style-name="T9">@@rowcount</text:span><text:span text:style-name="T3"> </text:span><text:span text:style-name="T1">as</text:span><text:span text:style-name="T3"> </text:span><text:span text:style-name="T1">varchar</text:span><text:span text:style-name="T6">(</text:span><text:span text:style-name="T3">10</text:span><text:span text:style-name="T6">))</text:span><text:span text:style-name="T3"> </text:span></text:p>
      <text:p text:style-name="Standard"><text:span text:style-name="T1">end</text:span><text:span text:style-name="T3"> </text:span><text:span text:style-name="T1">try</text:span></text:p>
      <text:p text:style-name="Standard"><text:span text:style-name="T1">begin</text:span><text:span text:style-name="T3"> </text:span><text:span text:style-name="T1">catch</text:span></text:p>
      <text:p text:style-name="Standard"><text:span text:style-name="T3"><text:s text:c="5"/></text:span><text:span text:style-name="T1">print</text:span><text:span text:style-name="T3"> <text:s/></text:span><text:span text:style-name="T7">'nie wstawilem wierszy, bo: <text:s/>'</text:span><text:span text:style-name="T3"> </text:span><text:span text:style-name="T6">+</text:span><text:span text:style-name="T3"> </text:span><text:span text:style-name="T9">cast</text:span><text:span text:style-name="T6">(</text:span><text:span text:style-name="T9">ERROR_NUMBER</text:span><text:span text:style-name="T6">()</text:span><text:span text:style-name="T3"> </text:span><text:span text:style-name="T1">as</text:span><text:span text:style-name="T3"> </text:span><text:span text:style-name="T1">varchar</text:span><text:span text:style-name="T6">(</text:span><text:span text:style-name="T3">20</text:span><text:span text:style-name="T6">))</text:span><text:span text:style-name="T3"> </text:span><text:span text:style-name="T6">+</text:span><text:span text:style-name="T3"> </text:span><text:span text:style-name="T7">' '</text:span><text:span text:style-name="T3"> </text:span><text:span text:style-name="T6">+</text:span><text:span text:style-name="T3"> </text:span><text:span text:style-name="T9">ERROR_MESSAGE</text:span><text:span text:style-name="T6">()</text:span><text:span text:style-name="T3"> </text:span></text:p>
      <text:p text:style-name="Standard"><text:span text:style-name="T1">end</text:span><text:span text:style-name="T3"> </text:span><text:span text:style-name="T1">catch</text:span></text:p>
      <text:p text:style-name="Standard"><text:span text:style-name="T1">print</text:span><text:span text:style-name="T3"> </text:span><text:span text:style-name="T7">'i dzialam dalej '</text:span></text:p>
      <text:p text:style-name="P1"/>
      <text:p text:style-name="P1"/>
      <text:p text:style-name="P1"/>
      <text:p text:style-name="P4"><text:span text:style-name="T4">USUWANIE PROCEDURY</text:span><text:span text:style-name="T2">: <text:tab/><text:tab/>DROP</text:span><text:span text:style-name="T4"> </text:span><text:span text:style-name="T2">PROC</text:span><text:span text:style-name="T4"> </text:span><text:span text:style-name="T5">wstaw</text:span><text:span text:style-name="T4">Pracownika</text:span></text:p>
      <text:p text:style-name="P4"><text:span text:style-name="T2"><text:tab/><text:tab/><text:tab/><text:tab/></text:span><text:span text:style-name="T1">DROP</text:span><text:span text:style-name="T3"> </text:span><text:span text:style-name="T1">PROC</text:span><text:span text:style-name="T3"> sprawdzPracownika</text:span></text:p>
      <text:p text:style-name="P1"><text:tab/></text:p>
      <text:p text:style-name="Standard"><text:span text:style-name="T4">WYWOŁANIE PROCEDURY:<text:tab/><text:tab/></text:span><text:span text:style-name="T3">sprawdzPracownika </text:span><text:span text:style-name="T7">'</text:span><text:span text:style-name="T8">Anna</text:span><text:span text:style-name="T7">'</text:span><text:span text:style-name="T6">,</text:span><text:span text:style-name="T3"> </text:span><text:span text:style-name="T7">'</text:span><text:span text:style-name="T8">Kowalik</text:span><text:span text:style-name="T7">'</text:span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9"><text:span text:style-name="T1">create</text:span><text:span text:style-name="T3"> </text:span><text:span text:style-name="T1">PROCEDURE</text:span><text:span text:style-name="T3"> usunPracownika</text:span></text:p>
      <text:p text:style-name="P9"><text:span text:style-name="T3"><text:s text:c="8"/>@nazwisko </text:span><text:span text:style-name="T1">varchar</text:span><text:span text:style-name="T6">(</text:span><text:span text:style-name="T3">20</text:span><text:span text:style-name="T6">)</text:span></text:p>
      <text:p text:style-name="P6">AS</text:p>
      <text:p text:style-name="P9"><text:span text:style-name="T3"><text:tab/><text:tab/></text:span><text:span text:style-name="T1">if</text:span><text:span text:style-name="T3"> </text:span><text:span text:style-name="T6">exists(</text:span><text:span text:style-name="T1">select</text:span><text:span text:style-name="T3"> </text:span><text:span text:style-name="T6">*</text:span><text:span text:style-name="T3"> </text:span><text:span text:style-name="T1">from</text:span><text:span text:style-name="T3"> Pracownik </text:span><text:span text:style-name="T1">where</text:span><text:span text:style-name="T3"> Nazwisko </text:span><text:span text:style-name="T6">=</text:span><text:span text:style-name="T3"> @nazwisko</text:span><text:span text:style-name="T6">)</text:span></text:p>
      <text:p text:style-name="P9"><text:span text:style-name="T3"><text:tab/><text:tab/><text:tab/></text:span><text:span text:style-name="T1">delete</text:span><text:span text:style-name="T3"> </text:span><text:span text:style-name="T1">from</text:span><text:span text:style-name="T3"> Pracownik </text:span><text:span text:style-name="T1">where</text:span><text:span text:style-name="T3"> Nazwisko</text:span><text:span text:style-name="T6">=</text:span><text:span text:style-name="T3">@nazwisko</text:span></text:p>
      <text:p text:style-name="P9"><text:span text:style-name="T3"><text:s text:c="8"/></text:span><text:span text:style-name="T1">else</text:span></text:p>
      <text:p text:style-name="P9"><text:span text:style-name="T3"><text:s text:c="16"/></text:span><text:span text:style-name="T1">raiserror </text:span><text:span text:style-name="T6">(</text:span><text:span text:style-name="T7">'nie ma takiego Pracownika'</text:span><text:span text:style-name="T6">,</text:span><text:span text:style-name="T3"> 11</text:span><text:span text:style-name="T6">,</text:span><text:span text:style-name="T3">1</text:span><text:span text:style-name="T6">)</text:span></text:p>
      <text:p text:style-name="P8"/>
      <text:p text:style-name="P9"><text:span text:style-name="T1">create</text:span><text:span text:style-name="T3"> </text:span><text:span text:style-name="T1">procedure</text:span><text:span text:style-name="T3"> sprawdzUsuwaniePracownika</text:span></text:p>
      <text:p text:style-name="P9"><text:span text:style-name="T3"><text:s text:c="8"/>@nazwisko </text:span><text:span text:style-name="T1">varchar</text:span><text:span text:style-name="T6">(</text:span><text:span text:style-name="T3">20</text:span><text:span text:style-name="T6">)</text:span></text:p>
      <text:p text:style-name="P6">as</text:p>
      <text:p text:style-name="P9"><text:span text:style-name="T1">begin</text:span><text:span text:style-name="T3"> </text:span><text:span text:style-name="T1">try</text:span></text:p>
      <text:p text:style-name="P9"><text:span text:style-name="T3"><text:s text:c="8"/></text:span><text:span text:style-name="T1">exec</text:span><text:span text:style-name="T3"> usunPracownika</text:span><text:span text:style-name="T1"> </text:span><text:span text:style-name="T3">@nazwisko</text:span></text:p>
      <text:p text:style-name="P9"><text:span text:style-name="T3"><text:s text:c="8"/></text:span><text:span text:style-name="T1">print</text:span><text:span text:style-name="T3"> </text:span><text:span text:style-name="T7">' usunalem wierszy: '</text:span><text:span text:style-name="T3"> </text:span><text:span text:style-name="T6">+</text:span><text:span text:style-name="T3"> </text:span><text:span text:style-name="T9">cast</text:span><text:span text:style-name="T6">(</text:span><text:span text:style-name="T9">@@rowcount</text:span><text:span text:style-name="T3"> </text:span><text:span text:style-name="T1">as</text:span><text:span text:style-name="T3"> </text:span><text:span text:style-name="T1">varchar</text:span><text:span text:style-name="T6">(</text:span><text:span text:style-name="T3">10</text:span><text:span text:style-name="T6">))</text:span><text:span text:style-name="T3"> </text:span></text:p>
      <text:p text:style-name="P9"><text:span text:style-name="T1">end</text:span><text:span text:style-name="T3"> </text:span><text:span text:style-name="T1">try</text:span></text:p>
      <text:p text:style-name="P9"><text:span text:style-name="T1">begin</text:span><text:span text:style-name="T3"> </text:span><text:span text:style-name="T1">catch</text:span></text:p>
      <text:p text:style-name="P9"><text:span text:style-name="T3"><text:s text:c="5"/></text:span><text:span text:style-name="T1">print</text:span><text:span text:style-name="T3"> <text:s/></text:span><text:span text:style-name="T7">'nie usunale wierszy, bo: <text:s/>'</text:span><text:span text:style-name="T3"> </text:span><text:span text:style-name="T6">+</text:span><text:span text:style-name="T3"> </text:span><text:span text:style-name="T9">cast</text:span><text:span text:style-name="T6">(</text:span><text:span text:style-name="T9">ERROR_NUMBER</text:span><text:span text:style-name="T6">()</text:span><text:span text:style-name="T3"> </text:span><text:span text:style-name="T1">as</text:span><text:span text:style-name="T3"> </text:span><text:span text:style-name="T1">varchar</text:span><text:span text:style-name="T6">(</text:span><text:span text:style-name="T3">20</text:span><text:span text:style-name="T6">))</text:span><text:span text:style-name="T3"> </text:span><text:span text:style-name="T6">+</text:span><text:span text:style-name="T3"> </text:span><text:span text:style-name="T7">' '</text:span><text:span text:style-name="T3"> </text:span><text:span text:style-name="T6">+</text:span><text:span text:style-name="T3"> </text:span><text:span text:style-name="T9">ERROR_MESSAGE</text:span><text:span text:style-name="T6">()</text:span><text:span text:style-name="T3"> </text:span></text:p>
      <text:p text:style-name="P9"><text:span text:style-name="T1">end</text:span><text:span text:style-name="T3"> </text:span><text:span text:style-name="T1">catch</text:span></text:p>
      <text:p text:style-name="P9"><text:span text:style-name="T1">print</text:span><text:span text:style-name="T3"> </text:span><text:span text:style-name="T7">'i dzialam dalej '</text:span></text:p>
      <text:p text:style-name="P8"/>
      <text:p text:style-name="P8"/>
      <text:p text:style-name="P9"><text:span text:style-name="T1">DROP</text:span><text:span text:style-name="T3"> </text:span><text:span text:style-name="T1">PROC</text:span><text:span text:style-name="T3"> SprawdzUsuwaniePracownika</text:span></text:p>
      <text:p text:style-name="P9"><text:span text:style-name="T1">DROP</text:span><text:span text:style-name="T3"> </text:span><text:span text:style-name="T1">PROC</text:span><text:span text:style-name="T3"> usunPracownika</text:span></text:p>
      <text:p text:style-name="P8"/>
      <text:p text:style-name="P9"><text:span text:style-name="T3">SprawdzUsuwaniePracownika </text:span><text:span text:style-name="T7">'Niewiadomska'</text:span></text:p>
      <text:p text:style-name="P9"><text:span text:style-name="T7"/></text:p>
      <text:p text:style-name="P1"/>
      <text:p text:style-name="P1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2">Wstawianie klienta</text:p>
      <text:p text:style-name="P5"/>
      <text:p text:style-name="P5"/>
      <text:p text:style-name="P5"/>
      <text:p text:style-name="Standard"><text:span text:style-name="T1">create</text:span><text:span text:style-name="T3"> </text:span><text:span text:style-name="T1">PROCEDURE</text:span><text:span text:style-name="T3"> wstawKlienta</text:span></text:p>
      <text:p text:style-name="Standard"><text:span text:style-name="T3"><text:s text:c="8"/>@Imie </text:span><text:span text:style-name="T1">varchar</text:span><text:span text:style-name="T6">(</text:span><text:span text:style-name="T3">20</text:span><text:span text:style-name="T6">),</text:span></text:p>
      <text:p text:style-name="Standard"><text:span text:style-name="T3"><text:tab/><text:tab/>@Nazwisko </text:span><text:span text:style-name="T1">varchar</text:span><text:span text:style-name="T6">(</text:span><text:span text:style-name="T3">20</text:span><text:span text:style-name="T6">),</text:span></text:p>
      <text:p text:style-name="Standard"><text:span text:style-name="T3"><text:tab/><text:tab/>@NrTel </text:span><text:span text:style-name="T1">char</text:span><text:span text:style-name="T6">(</text:span><text:span text:style-name="T3">10</text:span><text:span text:style-name="T6">),</text:span></text:p>
      <text:p text:style-name="Standard"><text:span text:style-name="T3"><text:tab/><text:tab/>@StalyKlient </text:span><text:span text:style-name="T1">bit</text:span><text:span text:style-name="T6">,</text:span></text:p>
      <text:p text:style-name="Standard"><text:span text:style-name="T3"><text:tab/><text:tab/>@Rabat </text:span><text:span text:style-name="T1">float</text:span></text:p>
      <text:p text:style-name="Standard"><text:span text:style-name="T3"><text:tab/></text:span><text:span text:style-name="T1">AS</text:span></text:p>
      <text:p text:style-name="Standard"><text:span text:style-name="T3"><text:s text:c="8"/></text:span><text:span text:style-name="T1">if</text:span><text:span text:style-name="T3"> </text:span><text:span text:style-name="T6">not</text:span><text:span text:style-name="T3"> </text:span><text:span text:style-name="T6">exists</text:span><text:span text:style-name="T1"> </text:span><text:span text:style-name="T6">(</text:span><text:span text:style-name="T1">select</text:span><text:span text:style-name="T3"> </text:span><text:span text:style-name="T6">*</text:span><text:span text:style-name="T3"> </text:span><text:span text:style-name="T1">from</text:span><text:span text:style-name="T3"> Klient </text:span><text:span text:style-name="T1">where</text:span><text:span text:style-name="T3"> Imie</text:span><text:span text:style-name="T6">=</text:span><text:span text:style-name="T3">@Imie </text:span><text:span text:style-name="T6">and</text:span><text:span text:style-name="T3"> Nazwisko</text:span><text:span text:style-name="T6">=</text:span><text:span text:style-name="T3">@Nazwisko </text:span><text:span text:style-name="T6">and</text:span><text:span text:style-name="T3"> NrTel</text:span><text:span text:style-name="T6">=</text:span><text:span text:style-name="T3">@NrTel</text:span><text:span text:style-name="T6">)</text:span></text:p>
      <text:p text:style-name="Standard"><text:span text:style-name="T3"><text:s text:c="16"/></text:span><text:span text:style-name="T1">insert</text:span><text:span text:style-name="T3"> </text:span><text:span text:style-name="T1">into</text:span><text:span text:style-name="T3"> Klient </text:span><text:span text:style-name="T1">values</text:span><text:span text:style-name="T6">(</text:span><text:span text:style-name="T3">@Imie</text:span><text:span text:style-name="T6">,</text:span><text:span text:style-name="T3"> @Nazwisko</text:span><text:span text:style-name="T6">,</text:span><text:span text:style-name="T3"> @NrTel</text:span><text:span text:style-name="T6">,</text:span><text:span text:style-name="T3"> @StalyKlient</text:span><text:span text:style-name="T6">,</text:span><text:span text:style-name="T3"> @Rabat</text:span><text:span text:style-name="T6">)</text:span></text:p>
      <text:p text:style-name="Standard"><text:span text:style-name="T3"><text:s text:c="8"/></text:span><text:span text:style-name="T1">else</text:span></text:p>
      <text:p text:style-name="Standard"><text:span text:style-name="T3"><text:s text:c="16"/></text:span><text:span text:style-name="T1">raiserror </text:span><text:span text:style-name="T6">(</text:span><text:span text:style-name="T7">'Jest juz taki klient'</text:span><text:span text:style-name="T6">,</text:span><text:span text:style-name="T3"> 11</text:span><text:span text:style-name="T6">,</text:span><text:span text:style-name="T3">1</text:span><text:span text:style-name="T6">)</text:span></text:p>
      <text:p text:style-name="P1"/>
      <text:p text:style-name="P5"/>
      <text:p text:style-name="P5"/>
      <text:p text:style-name="P5"/>
      <text:p text:style-name="P5"/>
      <text:p text:style-name="Standard"><text:span text:style-name="T1">create</text:span><text:span text:style-name="T3"> </text:span><text:span text:style-name="T1">procedure</text:span><text:span text:style-name="T3"> sprawdzKlienta</text:span></text:p>
      <text:p text:style-name="Standard"><text:span text:style-name="T3"><text:s text:c="8"/>@Imie </text:span><text:span text:style-name="T1">varchar</text:span><text:span text:style-name="T6">(</text:span><text:span text:style-name="T3">20</text:span><text:span text:style-name="T6">),</text:span></text:p>
      <text:p text:style-name="Standard"><text:span text:style-name="T3"><text:tab/><text:tab/>@Nazwisko </text:span><text:span text:style-name="T1">varchar</text:span><text:span text:style-name="T6">(</text:span><text:span text:style-name="T3">20</text:span><text:span text:style-name="T6">),</text:span></text:p>
      <text:p text:style-name="Standard"><text:span text:style-name="T3"><text:tab/><text:tab/>@NrTel </text:span><text:span text:style-name="T1">char</text:span><text:span text:style-name="T6">(</text:span><text:span text:style-name="T3">10</text:span><text:span text:style-name="T6">),</text:span></text:p>
      <text:p text:style-name="Standard"><text:span text:style-name="T3"><text:tab/><text:tab/>@StalyKlient </text:span><text:span text:style-name="T1">bit</text:span><text:span text:style-name="T6">,</text:span></text:p>
      <text:p text:style-name="Standard"><text:span text:style-name="T3"><text:tab/><text:tab/>@Rabat </text:span><text:span text:style-name="T1">float</text:span></text:p>
      <text:p text:style-name="P5">as</text:p>
      <text:p text:style-name="Standard"><text:span text:style-name="T1">begin</text:span><text:span text:style-name="T3"> </text:span><text:span text:style-name="T1">try</text:span></text:p>
      <text:p text:style-name="Standard"><text:span text:style-name="T3"><text:s text:c="8"/></text:span><text:span text:style-name="T1">exec</text:span><text:span text:style-name="T3"> wstawKlienta</text:span><text:span text:style-name="T1"> </text:span><text:span text:style-name="T3">@Imie</text:span><text:span text:style-name="T6">,</text:span><text:span text:style-name="T3"> @Nazwisko</text:span><text:span text:style-name="T6">,</text:span><text:span text:style-name="T3"> @NrTel</text:span><text:span text:style-name="T6">,</text:span><text:span text:style-name="T3"> @StalyKlient</text:span><text:span text:style-name="T6">,</text:span><text:span text:style-name="T3"> @Rabat</text:span></text:p>
      <text:p text:style-name="Standard"><text:span text:style-name="T3"><text:s text:c="8"/></text:span><text:span text:style-name="T1">print</text:span><text:span text:style-name="T3"> </text:span><text:span text:style-name="T7">' wstawilem wierszy: '</text:span><text:span text:style-name="T3"> </text:span><text:span text:style-name="T6">+</text:span><text:span text:style-name="T3"> </text:span><text:span text:style-name="T9">cast</text:span><text:span text:style-name="T6">(</text:span><text:span text:style-name="T9">@@rowcount</text:span><text:span text:style-name="T3"> </text:span><text:span text:style-name="T1">as</text:span><text:span text:style-name="T3"> </text:span><text:span text:style-name="T1">varchar</text:span><text:span text:style-name="T6">(</text:span><text:span text:style-name="T3">10</text:span><text:span text:style-name="T6">))</text:span><text:span text:style-name="T3"> </text:span></text:p>
      <text:p text:style-name="Standard"><text:span text:style-name="T1">end</text:span><text:span text:style-name="T3"> </text:span><text:span text:style-name="T1">try</text:span></text:p>
      <text:p text:style-name="Standard"><text:span text:style-name="T1">begin</text:span><text:span text:style-name="T3"> </text:span><text:span text:style-name="T1">catch</text:span></text:p>
      <text:p text:style-name="Standard"><text:span text:style-name="T3"><text:s text:c="5"/></text:span><text:span text:style-name="T1">print</text:span><text:span text:style-name="T3"> <text:s/></text:span><text:span text:style-name="T7">'nie wstawilem wierszy, bo: <text:s/>'</text:span><text:span text:style-name="T3"> </text:span><text:span text:style-name="T6">+</text:span><text:span text:style-name="T3"> </text:span><text:span text:style-name="T9">cast</text:span><text:span text:style-name="T6">(</text:span><text:span text:style-name="T9">ERROR_NUMBER</text:span><text:span text:style-name="T6">()</text:span><text:span text:style-name="T3"> </text:span><text:span text:style-name="T1">as</text:span><text:span text:style-name="T3"> </text:span><text:span text:style-name="T1">varchar</text:span><text:span text:style-name="T6">(</text:span><text:span text:style-name="T3">20</text:span><text:span text:style-name="T6">))</text:span><text:span text:style-name="T3"> </text:span><text:span text:style-name="T6">+</text:span><text:span text:style-name="T3"> </text:span><text:span text:style-name="T7">' '</text:span><text:span text:style-name="T3"> </text:span><text:span text:style-name="T6">+</text:span><text:span text:style-name="T3"> </text:span><text:span text:style-name="T9">ERROR_MESSAGE</text:span><text:span text:style-name="T6">()</text:span><text:span text:style-name="T3"> </text:span></text:p>
      <text:p text:style-name="Standard"><text:span text:style-name="T1">end</text:span><text:span text:style-name="T3"> </text:span><text:span text:style-name="T1">catch</text:span></text:p>
      <text:p text:style-name="Standard"><text:span text:style-name="T1">print</text:span><text:span text:style-name="T3"> </text:span><text:span text:style-name="T7">'i dzialam dalej '</text:span></text:p>
      <text:p text:style-name="P1"/>
      <text:p text:style-name="P5"/>
      <text:p text:style-name="P5"><text:soft-page-break/></text:p>
      <text:p text:style-name="P5"/>
      <text:p text:style-name="Standard"><text:span text:style-name="T4">USUWANIE PROCEDURY:</text:span><text:span text:style-name="T2"> <text:tab/><text:tab/></text:span><text:span text:style-name="T1">DROP</text:span><text:span text:style-name="T3"> </text:span><text:span text:style-name="T1">PROC</text:span><text:span text:style-name="T3"> wstawKlienta</text:span></text:p>
      <text:p text:style-name="P4"><text:span text:style-name="T3"><text:tab/><text:tab/><text:tab/><text:tab/></text:span><text:span text:style-name="T1">DROP</text:span><text:span text:style-name="T3"> </text:span><text:span text:style-name="T1">PROC</text:span><text:span text:style-name="T3"> </text:span><text:span text:style-name="T5">sprawdz</text:span><text:span text:style-name="T3">Klienta</text:span></text:p>
      <text:p text:style-name="P1"/>
      <text:p text:style-name="P1"/>
      <text:p text:style-name="P1"/>
      <text:p text:style-name="Standard"><text:span text:style-name="T4">WYWOŁANIE PROCEDURY:<text:tab/><text:tab/></text:span><text:span text:style-name="T3">sprawdzKlienta </text:span><text:span text:style-name="T7">'Adaml'</text:span><text:span text:style-name="T6">,</text:span><text:span text:style-name="T3"> </text:span><text:span text:style-name="T7">'Kasia'</text:span><text:span text:style-name="T6">,</text:span><text:span text:style-name="T3"> </text:span><text:span text:style-name="T7">'999000777'</text:span><text:span text:style-name="T6">,</text:span><text:span text:style-name="T3"> 1</text:span><text:span text:style-name="T6">,</text:span><text:span text:style-name="T3"> 0.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47S</meta:editing-duration>
    <meta:editing-cycles>12</meta:editing-cycles>
    <meta:generator>LibreOffice/5.0.5.2$Linux_X86_64 LibreOffice_project/00m0$Build-2</meta:generator>
    <dc:date>2016-04-14T08:14:11.293417701</dc:date>
    <meta:document-statistic meta:table-count="0" meta:image-count="0" meta:object-count="0" meta:page-count="3" meta:paragraph-count="75" meta:word-count="292" meta:character-count="2492" meta:non-whitespace-character-count="1989"/>
    <meta:user-defined meta:name="Info 1"/>
    <meta:user-defined meta:name="Info 2"/>
    <meta:user-defined meta:name="Info 3"/>
    <meta:user-defined meta:name="Info 4"/>
  </office:meta>
</office:document-meta>
</file>